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Body_20_Text" style:list-style-name="" style:master-page-name="">
      <style:paragraph-properties fo:margin-top="0in" fo:margin-bottom="0in" style:page-number="auto" style:text-autospace="none">
        <style:tab-stops>
          <style:tab-stop style:position="0.2in"/>
          <style:tab-stop style:position="0.3in"/>
          <style:tab-stop style:position="0.4in"/>
          <style:tab-stop style:position="0.4791in"/>
          <style:tab-stop style:position="0.5in"/>
        </style:tab-stops>
      </style:paragraph-properties>
      <style:text-properties fo:color="#000000" style:font-name="Arial1" fo:font-size="10pt" fo:font-style="normal" style:font-name-asian="Lucida Console" style:font-size-asian="10pt" style:font-style-asian="normal" style:font-name-complex="Lucida Console" style:font-size-complex="10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ction_20_Heading">Deploying an application to production</text:p>
      <text:p text:style-name="Body_20_Text">Windows – setup up Heroku – <text:s/>heroku.com</text:p>
      <text:p text:style-name="Body_20_Text"/>
      <text:p text:style-name="Body_20_Text">Create an Heroku account <text:s/>following the instruction on heroku.com</text:p>
      <text:p text:style-name="Body_20_Text"/>
      <text:p text:style-name="Body_20_Text">Install the heroku CLI – Command Line Interface – this will allow you to issue Heroku commands from a git bash window</text:p>
      <text:p text:style-name="Body_20_Text"/>
      <text:p text:style-name="Body_20_Text">Make the app production ready</text:p>
      <text:p text:style-name="Body_20_Text"><text:tab/>open Gemfile - </text:p>
      <text:p text:style-name="Body_20_Text"/>
      <text:p text:style-name="Body_20_Text">move the line that indicates what gem to use for database access – i.e. - gem 'mysql2', '&gt;= 0.3.18', '&lt; 0.5' <text:s/>to<text:span text:style-name="T1"> group development, test </text:span>(ensure it's no longer in the top/main area of your gemfile)</text:p>
      <text:p text:style-name="Body_20_Text"/>
      <text:p text:style-name="Body_20_Text">Add the following group at the bottom:</text:p>
      <text:p text:style-name="Body_20_Text"/>
      <text:p text:style-name="Code">group :production do<text:line-break/>  gem 'pg' <text:span text:style-name="T2">==&gt; this will cause the heroku app to use the installed postgres db on heroku</text:span><text:line-break/>end</text:p>
      <text:p text:style-name="Body_20_Text"/>
      <text:p text:style-name="Body_20_Text">Then run:</text:p>
      <text:p text:style-name="Code"><text:line-break/><text:tab/>bundle install --without production</text:p>
      <text:p text:style-name="Body_20_Text"/>
      <text:p text:style-name="Body_20_Text">Then <text:span text:style-name="T1">do a git commit </text:span>to capture the updates and modify the gemfile.lock file</text:p>
      <text:p text:style-name="Body_20_Text"><text:line-break/><text:span text:style-name="T3">git add -A<text:line-break/>git commit -m "make app production ready"</text:span><text:line-break/></text:p>
      <text:p text:style-name="P1"><text:s/><text:span text:style-name="T1">To push the changes to heroku</text:span></text:p>
      <text:p text:style-name="Body_20_Text"><text:tab/>log-in to your heroku account:</text:p>
      <text:p text:style-name="Body_20_Text"><text:tab/><text:tab/><text:span text:style-name="T3">heroku login</text:span><text:line-break/><text:tab/></text:p>
      <text:p text:style-name="Body_20_Text"><text:s/><text:tab/>Add your public ssh key to your heroku account:<text:line-break/><text:tab/><text:tab/><text:span text:style-name="T3">heroku keys:add</text:span></text:p>
      <text:p text:style-name="Body_20_Text"><text:tab/><text:tab/>Enter when asked whether to upload public ssh key to heroku: Y</text:p>
      <text:p text:style-name="Body_20_Text"/>
      <text:p text:style-name="Body_20_Text"><text:tab/>Create a new production app in heroku:<text:line-break/><text:tab/><text:tab/><text:span text:style-name="T3">heroku create</text:span> – will create an app for you on heroku https://git.heroku.com/gentle-castle-60092.git</text:p>
      <text:p text:style-name="Body_20_Text"><text:tab/><text:tab/>verify the app in on heroku – login in and go to https://dashboard.heroku.com/apps</text:p>
      <text:p text:style-name="Body_20_Text"><text:tab/><text:tab/>Rename it to something you like: <text:span text:style-name="T3">heroku rename yourname-todoapp</text:span></text:p>
      <text:p text:style-name="Body_20_Text"/>
      <text:p text:style-name="Body_20_Text"><text:tab/>Deploy your local app to heroku: <text:span text:style-name="T3">git push heroku master</text:span></text:p>
      <text:p text:style-name="Body_20_Text"/>
      <text:p text:style-name="Body_20_Text"><text:tab/>Then run the migrations in heroku:<text:line-break/><text:tab/><text:tab/><text:span text:style-name="T3">heroku run rails </text:span><text:a xlink:type="simple" xlink:href="db:migrate" text:style-name="Internet_20_link" text:visited-style-name="Visited_20_Internet_20_Link"><text:span text:style-name="T3">db:migrate</text:span></text:a></text:p>
      <text:p text:style-name="Body_20_Text"/>
      <text:p text:style-name="Body_20_Text">Your app is now available at <text:s/>appname.herokuapp.com – There won't be any data in the database, of course, but the app should work</text:p>
      <text:p text:style-name="Body_20_Text"/>
      <text:p text:style-name="Body_20_Text">If you make changes to the app, make them in a development copy and push those changes up to heroku.</text:p>
      <text:p text:style-name="Body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Section_20_Heading" style:display-name="Section Heading" style:family="paragraph" style:parent-style-name="Text_20_body" style:list-style-name="" style:class="text">
      <style:paragraph-properties style:text-autospace="none">
        <style:tab-stops/>
      </style:paragraph-properties>
      <style:text-properties fo:color="#000000" style:font-name="Arial" fo:font-size="16pt" fo:font-weight="bold" style:font-name-asian="Lucida Console" style:font-size-asian="16pt" style:font-weight-asian="bold" style:font-name-complex="Lucida Console" style:font-size-complex="16pt" style:font-weight-complex="bold"/>
    </style:style>
    <style:style style:name="Body_20_Text" style:display-name="Body Text" style:family="paragraph" style:parent-style-name="Text_20_body" style:list-style-name="" style:master-page-name="">
      <style:paragraph-properties fo:margin-top="0in" fo:margin-bottom="0in" style:page-number="auto" style:text-autospace="none">
        <style:tab-stops>
          <style:tab-stop style:position="0.2in"/>
          <style:tab-stop style:position="0.3in"/>
          <style:tab-stop style:position="0.4in"/>
          <style:tab-stop style:position="0.4791in"/>
          <style:tab-stop style:position="0.5in"/>
        </style:tab-stops>
      </style:paragraph-properties>
      <style:text-properties fo:color="#000000" style:font-name="Arial1" fo:font-size="10pt" fo:font-style="normal" fo:font-weight="normal" style:font-name-asian="Lucida Console" style:font-size-asian="10pt" style:font-style-asian="normal" style:font-weight-asian="normal" style:font-name-complex="Lucida Console" style:font-size-complex="10pt" style:font-style-complex="normal" style:font-weight-complex="normal"/>
    </style:style>
    <style:style style:name="Code" style:family="paragraph" style:parent-style-name="Body_20_Text">
      <style:paragraph-properties fo:margin-top="0in" fo:margin-bottom="0in"/>
      <style:text-properties style:font-name="Arial" fo:font-size="8pt" fo:font-style="italic" fo:font-weight="bold" style:font-size-asian="10pt" style:font-style-asian="italic" style:font-size-complex="10pt" style:font-style-complex="italic"/>
    </style:style>
    <style:style style:name="Command_20_Line" style:display-name="Command Line" style:family="paragraph" style:parent-style-name="Text_20_body" style:list-style-name="" style:class="text">
      <style:paragraph-properties fo:margin-top="0in" fo:margin-bottom="0in" style:text-autospace="none"/>
      <style:text-properties fo:color="#000000" style:font-name="Arial" fo:font-size="10pt" fo:font-style="italic" fo:font-weight="bold" style:font-name-asian="Lucida Console" style:font-size-asian="12pt" style:font-style-asian="italic" style:font-weight-asian="bold" style:font-name-complex="Lucida Console" style:font-size-complex="12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339in" fo:margin-bottom="0.7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en Leaf Services</meta:initial-creator>
    <meta:creation-date>2017-03-25T16:01:41.19</meta:creation-date>
    <dc:date>2017-03-25T16:17:26.79</dc:date>
    <dc:creator>Green Leaf Services</dc:creator>
    <meta:editing-duration>PT15M44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1" meta:paragraph-count="25" meta:word-count="286" meta:character-count="1676"/>
  </office:meta>
</office:document-meta>
</file>